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4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838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583cm" fo:min-width="1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0.581cm" fo:min-width="1.35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1.75cm" fo:min-width="1.353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106cm" svg:stroke-color="#0093d9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093d9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581cm" fo:min-width="1.353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000000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d4ea6b"/>
      <style:paragraph-properties fo:text-align="center"/>
      <style:text-properties style:font-name="Source Code Pro1" fo:font-size="10pt" style:font-size-asian="10pt" style:font-size-complex="10pt"/>
    </style:style>
    <style:style style:name="P8" style:family="paragraph">
      <loext:graphic-properties draw:fill="solid" draw:fill-color="#e0c2cd"/>
      <style:paragraph-properties fo:text-align="center"/>
      <style:text-properties style:font-name="Source Code Pro1" fo:font-size="10pt" style:font-size-asian="10pt" style:font-size-complex="10pt"/>
    </style:style>
    <style:style style:name="P9" style:family="paragraph">
      <loext:graphic-properties draw:fill="solid" draw:fill-color="#b4c7dc"/>
      <style:paragraph-properties fo:text-align="center"/>
      <style:text-properties style:font-name="Source Code Pro1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loext:graphic-properties draw:fill="solid"/>
      <style:paragraph-properties fo:text-align="start"/>
      <style:text-properties style:font-name="Source Code Pro1"/>
    </style:style>
    <style:style style:name="P12" style:family="paragraph">
      <loext:graphic-properties draw:fill="solid"/>
      <style:paragraph-properties fo:text-align="center"/>
      <style:text-properties style:font-name="Source Code Pro1"/>
    </style:style>
    <style:style style:name="P13" style:family="paragraph">
      <loext:graphic-properties draw:fill="solid" draw:fill-color="#b2b2b2"/>
      <style:paragraph-properties fo:text-align="center"/>
      <style:text-properties style:font-name="Source Code Pro1" fo:font-size="10pt" style:font-size-asian="10pt" style:font-size-complex="10pt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0pt" style:font-size-asian="10pt" style:font-size-complex="10pt"/>
    </style:style>
    <style:style style:name="T4" style:family="text">
      <style:text-properties style:font-name="Source Code Pr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81cm" svg:height="2.54cm" svg:x="25.845cm" svg:y="0.548cm">
          <text:p text:style-name="P1"><text:span text:style-name="T1">Link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81cm" svg:height="2.54cm" svg:x="6.62cm" svg:y="0.554cm"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048cm" svg:height="2.54cm" svg:x="0cm" svg:y="0.554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6.62cm" svg:y1="1.824cm" svg:x2="3.048cm" svg:y2="1.824cm" draw:start-shape="id1" draw:start-glue-point="3" draw:end-shape="id2" draw:end-glue-point="8" svg:d="M6620 1824h-3572" svg:viewBox="0 0 3573 1">
          <text:p/>
        </draw:connector>
        <draw:custom-shape draw:style-name="gr3" draw:text-style-name="P4" xml:id="id3" draw:id="id3" draw:layer="layout" svg:width="3.048cm" svg:height="2.54cm" svg:x="14.499cm" svg:y="0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line-skew="1.404cm" svg:x1="10.43cm" svg:y1="1.824cm" svg:x2="14.499cm" svg:y2="1.27cm" draw:start-shape="id1" draw:start-glue-point="1" draw:end-shape="id3" draw:end-glue-point="6" svg:d="M10430 1824h3578v-554h491" svg:viewBox="0 0 4070 555">
          <text:p/>
        </draw:connector>
        <draw:custom-shape draw:style-name="gr2" draw:text-style-name="P3" xml:id="id4" draw:id="id4" draw:layer="layout" svg:width="3.81cm" svg:height="2.54cm" svg:x="14.118cm" svg:y="3.175cm">
          <text:p text:style-name="P1"><text:span text:style-name="T1">Internet</text:span></text:p>
          <text:p text:style-name="P1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3.048cm" svg:height="2.54cm" draw:transform="rotate (-3.14159265358979) translate (25.062cm 3.088cm)">
          <text:p text:style-name="P1"><text:span text:style-name="T2">Frame</text:span></text:p>
          <text:p text:style-name="P1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16.023cm" svg:y1="2.54cm" svg:x2="16.023cm" svg:y2="3.175cm" draw:start-shape="id3" draw:start-glue-point="7" draw:end-shape="id4" draw:end-glue-point="0" svg:d="M16023 2540v635" svg:viewBox="0 0 1 636">
          <text:p/>
        </draw:connector>
        <draw:connector draw:style-name="gr5" draw:text-style-name="P1" draw:layer="layout" svg:x1="17.928cm" svg:y1="4.445cm" svg:x2="22.015cm" svg:y2="1.819cm" draw:start-shape="id4" draw:start-glue-point="1" draw:end-shape="id5" draw:end-glue-point="6" svg:d="M17928 4445h2182v-2626h1905" svg:viewBox="0 0 4088 2627">
          <text:p/>
        </draw:connector>
        <draw:connector draw:style-name="gr5" draw:text-style-name="P1" draw:layer="layout" svg:x1="25.062cm" svg:y1="1.819cm" svg:x2="25.845cm" svg:y2="1.818cm" draw:start-shape="id5" draw:start-glue-point="8" draw:end-shape="id6" draw:end-glue-point="3" svg:d="M25062 1819h535v-1h248" svg:viewBox="0 0 784 2">
          <text:p/>
        </draw:connector>
        <draw:line draw:style-name="gr6" draw:text-style-name="P6" draw:layer="layout" svg:x1="33.021cm" svg:y1="1.281cm" svg:x2="32.994cm" svg:y2="5.091cm">
          <text:p/>
        </draw:line>
        <draw:custom-shape draw:style-name="gr7" draw:text-style-name="P7" draw:layer="layout" svg:width="1.905cm" svg:height="0.885cm" svg:x="31.062cm" svg:y="2.195cm">
          <text:p text:style-name="P1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905cm" svg:height="0.883cm" svg:x="31.062cm" svg:y="1.312cm">
          <text:p text:style-name="P1"><text:span text:style-name="T3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905cm" svg:height="2.052cm" svg:x="31.062cm" svg:y="3.073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799cm" svg:y1="0.864cm" svg:x2="5.799cm" svg:y2="2.998cm">
          <text:p/>
        </draw:line>
        <draw:custom-shape draw:style-name="gr9" draw:text-style-name="P9" draw:layer="layout" svg:width="1.905cm" svg:height="2.052cm" svg:x="3.848cm" svg:y="0.9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3.411cm" svg:y1="0.853cm" svg:x2="13.411cm" svg:y2="1.872cm">
          <text:p/>
        </draw:line>
        <draw:custom-shape draw:style-name="gr7" draw:text-style-name="P7" draw:layer="layout" svg:width="1.905cm" svg:height="0.885cm" svg:x="11.468cm" svg:y="0.885cm">
          <text:p text:style-name="P1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3.411cm" svg:y1="1.869cm" svg:x2="13.411cm" svg:y2="3.83cm">
          <text:p/>
        </draw:line>
        <draw:custom-shape draw:style-name="gr9" draw:text-style-name="P9" draw:layer="layout" svg:width="1.905cm" svg:height="2.052cm" svg:x="11.468cm" svg:y="1.75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0.987cm" svg:y1="1.743cm" svg:x2="20.987cm" svg:y2="4.537cm">
          <text:p/>
        </draw:line>
        <draw:custom-shape draw:style-name="gr7" draw:text-style-name="P7" draw:layer="layout" svg:width="1.905cm" svg:height="0.885cm" svg:x="19.037cm" svg:y="1.616cm">
          <text:p text:style-name="P1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20.993cm" svg:y1="0.762cm" svg:x2="20.993cm" svg:y2="1.727cm">
          <text:p/>
        </draw:line>
        <draw:custom-shape draw:style-name="gr8" draw:text-style-name="P8" draw:layer="layout" svg:width="1.905cm" svg:height="0.883cm" svg:x="19.037cm" svg:y="0.783cm">
          <text:p text:style-name="P1"><text:span text:style-name="T3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905cm" svg:height="2.052cm" svg:x="19.031cm" svg:y="2.448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0.011cm" svg:y1="4.945cm" svg:x2="3.34cm" svg:y2="4.945cm">
          <text:p text:style-name="P10"><text:span text:style-name="T2"/></text:p>
          <text:p text:style-name="P10"><text:span text:style-name="T2">1. Pass</text:span></text:p>
        </draw:line>
        <draw:line draw:style-name="gr12" draw:text-style-name="P12" draw:layer="layout" svg:x1="3.913cm" svg:y1="4.945cm" svg:x2="7.277cm" svg:y2="4.945cm">
          <text:p text:style-name="P1"><text:span text:style-name="T2"/></text:p>
          <text:p text:style-name="P1"><text:span text:style-name="T2">2. Send</text:span></text:p>
        </draw:line>
        <draw:line draw:style-name="gr10" draw:text-style-name="P6" draw:layer="layout" svg:x1="33.026cm" svg:y1="0.381cm" svg:x2="33.026cm" svg:y2="1.346cm">
          <text:p/>
        </draw:line>
        <draw:custom-shape draw:style-name="gr13" draw:text-style-name="P13" draw:layer="layout" svg:width="1.905cm" svg:height="0.883cm" svg:x="31.062cm" svg:y="0.412cm">
          <text:p text:style-name="P1"><text:span text:style-name="T3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29.629cm" svg:y1="1.77cm" svg:x2="31.026cm" svg:y2="1.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274cm" fo:page-height="6.0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01T15:23:00.193361790</dc:date>
    <meta:editing-duration>PT1H27M21S</meta:editing-duration>
    <meta:editing-cycles>17</meta:editing-cycles>
    <meta:generator>LibreOffice/6.3.0.4$Linux_X86_64 LibreOffice_project/30$Build-4</meta:generator>
    <meta:document-statistic meta:object-count="31"/>
  </office:meta>
</office:document-meta>
</file>